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automatic-styles>
    <style:style style:name="表格1" style:family="table">
      <style:table-properties style:width="7.04cm" table:align="left"/>
    </style:style>
    <style:style style:name="表格1.A" style:family="table-column">
      <style:table-column-properties style:column-width="1.561cm"/>
    </style:style>
    <style:style style:name="表格1.B" style:family="table-column">
      <style:table-column-properties style:column-width="5.479cm"/>
    </style:style>
    <style:style style:name="表格1.A1" style:family="table-cell">
      <style:table-cell-properties style:vertical-align="middle" style:border-line-width-left="0cm 0.004cm 0.002cm" style:border-line-width-top="0cm 0.004cm 0.002cm" style:border-line-width-bottom="0cm 0.004cm 0.002cm" fo:padding="0.049cm" fo:border-left="0.05pt double #808080" fo:border-right="none" fo:border-top="0.05pt double #808080" fo:border-bottom="0.05pt double #808080"/>
    </style:style>
    <style:style style:name="表格1.B1" style:family="table-cell">
      <style:table-cell-properties style:vertical-align="middle" style:border-line-width="0cm 0.004cm 0.002cm" fo:padding="0.049cm" fo:border="0.05pt double #808080"/>
    </style:style>
    <style:style style:name="表格1.A2" style:family="table-cell">
      <style:table-cell-properties style:vertical-align="middle" style:border-line-width-left="0cm 0.004cm 0.002cm" style:border-line-width-bottom="0cm 0.004cm 0.002cm" fo:padding="0.049cm" fo:border-left="0.05pt double #808080" fo:border-right="none" fo:border-top="none" fo:border-bottom="0.05pt double #808080"/>
    </style:style>
    <style:style style:name="表格1.B2" style:family="table-cell">
      <style:table-cell-properties style:vertical-align="middle" style:border-line-width-left="0cm 0.004cm 0.002cm" style:border-line-width-right="0cm 0.004cm 0.002cm" style:border-line-width-bottom="0cm 0.004cm 0.002cm" fo:padding="0.049cm" fo:border-left="0.05pt double #808080" fo:border-right="0.05pt double #808080" fo:border-top="none" fo:border-bottom="0.05pt double #808080"/>
    </style:style>
    <style:style style:name="表格2" style:family="table">
      <style:table-properties style:width="5.606cm" table:align="left"/>
    </style:style>
    <style:style style:name="表格2.A" style:family="table-column">
      <style:table-column-properties style:column-width="0.425cm"/>
    </style:style>
    <style:style style:name="表格2.B" style:family="table-column">
      <style:table-column-properties style:column-width="5.181cm"/>
    </style:style>
    <style:style style:name="表格2.A1" style:family="table-cell">
      <style:table-cell-properties style:vertical-align="middle" fo:padding="0.049cm" fo:border="none"/>
    </style:style>
    <style:style style:name="表格3" style:family="table">
      <style:table-properties style:width="3.657cm" table:align="left"/>
    </style:style>
    <style:style style:name="表格3.A" style:family="table-column">
      <style:table-column-properties style:column-width="3.657cm"/>
    </style:style>
    <style:style style:name="表格3.A1" style:family="table-cell">
      <style:table-cell-properties style:vertical-align="middle" fo:padding="0.049cm" fo:border="none"/>
    </style:style>
    <style:style style:name="表格4" style:family="table">
      <style:table-properties style:width="2.549cm" table:align="left"/>
    </style:style>
    <style:style style:name="表格4.A" style:family="table-column">
      <style:table-column-properties style:column-width="0.425cm"/>
    </style:style>
    <style:style style:name="表格4.B" style:family="table-column">
      <style:table-column-properties style:column-width="2.124cm"/>
    </style:style>
    <style:style style:name="表格4.A1" style:family="table-cell">
      <style:table-cell-properties style:vertical-align="middle" fo:padding="0.049cm" fo:border="none"/>
    </style:style>
    <style:style style:name="表格5" style:family="table">
      <style:table-properties style:width="5.826cm" table:align="left"/>
    </style:style>
    <style:style style:name="表格5.A" style:family="table-column">
      <style:table-column-properties style:column-width="5.826cm"/>
    </style:style>
    <style:style style:name="表格5.A1" style:family="table-cell">
      <style:table-cell-properties style:vertical-align="middle" fo:padding="0.049cm" fo:border="none"/>
    </style:style>
    <style:style style:name="表格6" style:family="table">
      <style:table-properties style:width="2.93cm" table:align="left"/>
    </style:style>
    <style:style style:name="表格6.A" style:family="table-column">
      <style:table-column-properties style:column-width="0.425cm"/>
    </style:style>
    <style:style style:name="表格6.B" style:family="table-column">
      <style:table-column-properties style:column-width="2.505cm"/>
    </style:style>
    <style:style style:name="表格6.A1" style:family="table-cell">
      <style:table-cell-properties style:vertical-align="middle" fo:padding="0.049cm" fo:border="none"/>
    </style:style>
    <style:style style:name="表格7" style:family="table">
      <style:table-properties style:width="7.049cm" table:align="left"/>
    </style:style>
    <style:style style:name="表格7.A" style:family="table-column">
      <style:table-column-properties style:column-width="7.049cm"/>
    </style:style>
    <style:style style:name="表格7.A1" style:family="table-cell">
      <style:table-cell-properties style:vertical-align="middle" fo:padding="0.049cm" fo:border="none"/>
    </style:style>
    <style:style style:name="表格8" style:family="table">
      <style:table-properties style:width="5.8cm" table:align="left"/>
    </style:style>
    <style:style style:name="表格8.A" style:family="table-column">
      <style:table-column-properties style:column-width="5.8cm"/>
    </style:style>
    <style:style style:name="表格8.A1" style:family="table-cell">
      <style:table-cell-properties style:vertical-align="middle" fo:padding="0.049cm" fo:border="none"/>
    </style:style>
    <style:style style:name="表格9" style:family="table">
      <style:table-properties style:width="5.711cm" table:align="left"/>
    </style:style>
    <style:style style:name="表格9.A" style:family="table-column">
      <style:table-column-properties style:column-width="0.425cm"/>
    </style:style>
    <style:style style:name="表格9.B" style:family="table-column">
      <style:table-column-properties style:column-width="5.286cm"/>
    </style:style>
    <style:style style:name="表格9.A1" style:family="table-cell">
      <style:table-cell-properties style:vertical-align="middle" fo:padding="0.049cm" fo:border="none"/>
    </style:style>
    <style:style style:name="表格10" style:family="table">
      <style:table-properties style:width="6.435cm" table:align="left"/>
    </style:style>
    <style:style style:name="表格10.A" style:family="table-column">
      <style:table-column-properties style:column-width="0.425cm"/>
    </style:style>
    <style:style style:name="表格10.B" style:family="table-column">
      <style:table-column-properties style:column-width="6.01cm"/>
    </style:style>
    <style:style style:name="表格10.A1" style:family="table-cell">
      <style:table-cell-properties style:vertical-align="middle" fo:padding="0.049cm" fo:border="none"/>
    </style:style>
    <style:style style:name="表格11" style:family="table">
      <style:table-properties style:width="5.263cm" table:align="left"/>
    </style:style>
    <style:style style:name="表格11.A" style:family="table-column">
      <style:table-column-properties style:column-width="0.425cm"/>
    </style:style>
    <style:style style:name="表格11.B" style:family="table-column">
      <style:table-column-properties style:column-width="4.838cm"/>
    </style:style>
    <style:style style:name="表格11.A1" style:family="table-cell">
      <style:table-cell-properties style:vertical-align="middle" fo:padding="0.049cm" fo:border="none"/>
    </style:style>
    <style:style style:name="表格12" style:family="table">
      <style:table-properties style:width="7.516cm" table:align="left"/>
    </style:style>
    <style:style style:name="表格12.A" style:family="table-column">
      <style:table-column-properties style:column-width="7.516cm"/>
    </style:style>
    <style:style style:name="表格12.A1" style:family="table-cell">
      <style:table-cell-properties style:vertical-align="middle" fo:padding="0.049cm" fo:border="none"/>
    </style:style>
    <style:style style:name="P1" style:family="paragraph" style:parent-style-name="Standard">
      <style:paragraph-properties fo:margin-top="0cm" fo:margin-bottom="0cm" style:contextual-spacing="false"/>
      <style:text-properties fo:font-size="2pt" style:font-size-asian="2pt" style:font-size-complex="2pt"/>
    </style:style>
    <style:style style:name="P2" style:family="paragraph" style:parent-style-name="Preformatted_20_Text">
      <style:text-properties fo:color="#ff0000" style:font-name="monospace" fo:font-style="italic"/>
    </style:style>
    <style:style style:name="P3" style:family="paragraph" style:parent-style-name="Preformatted_20_Text">
      <style:text-properties fo:color="#339900" style:font-name="monospace"/>
    </style:style>
    <style:style style:name="P4" style:family="paragraph" style:parent-style-name="Preformatted_20_Text">
      <style:text-properties style:font-name="monospace"/>
    </style:style>
    <style:style style:name="P5" style:family="paragraph" style:parent-style-name="Preformatted_20_Text">
      <style:text-properties fo:color="#008000" style:font-name="monospace"/>
    </style:style>
    <style:style style:name="P6" style:family="paragraph" style:parent-style-name="Preformatted_20_Text">
      <style:paragraph-properties fo:margin-top="0cm" fo:margin-bottom="0.499cm" style:contextual-spacing="false"/>
    </style:style>
    <style:style style:name="P7" style:family="paragraph" style:parent-style-name="Preformatted_20_Text">
      <style:paragraph-properties fo:margin-top="0cm" fo:margin-bottom="0.499cm" style:contextual-spacing="false"/>
      <style:text-properties fo:color="#008000" style:font-name="monospace"/>
    </style:style>
    <style:style style:name="P8" style:family="paragraph" style:parent-style-name="Preformatted_20_Text">
      <style:paragraph-properties fo:margin-top="0cm" fo:margin-bottom="0.499cm" style:contextual-spacing="false"/>
      <style:text-properties style:font-name="monospace"/>
    </style:style>
    <style:style style:name="T1" style:family="text">
      <style:text-properties fo:color="#0000ff"/>
    </style:style>
    <style:style style:name="T2" style:family="text">
      <style:text-properties fo:color="#0000ff" style:font-name="monospace"/>
    </style:style>
    <style:style style:name="T3" style:family="text">
      <style:text-properties fo:color="#008000"/>
    </style:style>
    <style:style style:name="T4" style:family="text">
      <style:text-properties fo:color="#008000" style:font-name="monospace"/>
    </style:style>
    <style:style style:name="T5" style:family="text">
      <style:text-properties fo:color="#000040"/>
    </style:style>
    <style:style style:name="T6" style:family="text">
      <style:text-properties fo:color="#000040" style:font-name="monospace"/>
    </style:style>
    <style:style style:name="T7" style:family="text">
      <style:text-properties fo:color="#008080"/>
    </style:style>
    <style:style style:name="T8" style:family="text">
      <style:text-properties fo:color="#008080" style:font-name="monospace"/>
    </style:style>
    <style:style style:name="T9" style:family="text">
      <style:text-properties fo:color="#0000dd" style:font-name="monospace"/>
    </style:style>
    <style:style style:name="T10" style:family="text">
      <style:text-properties fo:color="#000080" style:font-name="monospace"/>
    </style:style>
    <style:style style:name="T11" style:family="text">
      <style:text-properties fo:color="#ff0000" style:font-name="monospace"/>
    </style:style>
    <style:style style:name="T12" style:family="text">
      <style:text-properties fo:color="#000099" style:font-name="monospace" fo:font-weight="bold"/>
    </style:style>
    <style:style style:name="T13" style:family="text">
      <style:text-properties style:font-name="monospace"/>
    </style:style>
    <style:style style:name="T14" style:family="text">
      <style:text-properties fo:color="#c20cb9" fo:font-weight="bold"/>
    </style:style>
    <style:style style:name="T15" style:family="text">
      <style:text-properties fo:color="#000000" fo:font-weight="bold"/>
    </style:style>
    <style:style style:name="T16" style:family="text">
      <style:text-properties fo:color="#660033"/>
    </style:style>
    <style:style style:name="T17" style:family="text">
      <style:text-properties fo:color="#007788"/>
    </style:style>
    <style:style style:name="T18" style:family="text">
      <style:text-properties fo:color="#007788" style:font-name="monospa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6" text:outline-level="6">C++中的一些文件后缀</text:h>
      <table:table table:name="表格1" table:style-name="表格1">
        <table:table-column table:style-name="表格1.A"/>
        <table:table-column table:style-name="表格1.B"/>
        <table:table-row>
          <table:table-cell table:style-name="表格1.A1" office:value-type="string">
            <text:p text:style-name="Table_20_Contents"><text:span text:style-name="Strong_20_Emphasis">.a</text:span></text:p>
          </table:table-cell>
          <table:table-cell table:style-name="表格1.B1" office:value-type="string">
            <text:p text:style-name="Table_20_Contents">静态库 (archive)</text:p>
          </table:table-cell>
        </table:table-row>
        <table:table-row>
          <table:table-cell table:style-name="表格1.A2" office:value-type="string">
            <text:p text:style-name="Table_20_Contents"><text:span text:style-name="Strong_20_Emphasis">.C</text:span><text:line-break/><text:span text:style-name="Strong_20_Emphasis">.c</text:span><text:line-break/><text:span text:style-name="Strong_20_Emphasis">.cc</text:span><text:line-break/><text:span text:style-name="Strong_20_Emphasis">.cp</text:span><text:line-break/><text:span text:style-name="Strong_20_Emphasis">.cpp</text:span><text:line-break/><text:span text:style-name="Strong_20_Emphasis">.cxx</text:span></text:p>
          </table:table-cell>
          <table:table-cell table:style-name="表格1.B2" office:value-type="string">
            <text:p text:style-name="Table_20_Contents">C++源代码（需要编译预处理）</text:p>
          </table:table-cell>
        </table:table-row>
        <table:table-row>
          <table:table-cell table:style-name="表格1.A2" office:value-type="string">
            <text:p text:style-name="Table_20_Contents"><text:span text:style-name="Strong_20_Emphasis">.h</text:span></text:p>
          </table:table-cell>
          <table:table-cell table:style-name="表格1.B2" office:value-type="string">
            <text:p text:style-name="Table_20_Contents">C或者C++源代码头文件</text:p>
          </table:table-cell>
        </table:table-row>
        <table:table-row>
          <table:table-cell table:style-name="表格1.A2" office:value-type="string">
            <text:p text:style-name="Table_20_Contents"><text:span text:style-name="Strong_20_Emphasis">.ii</text:span></text:p>
          </table:table-cell>
          <table:table-cell table:style-name="表格1.B2" office:value-type="string">
            <text:p text:style-name="Table_20_Contents">C++源代码（不需编译预处理）</text:p>
          </table:table-cell>
        </table:table-row>
        <table:table-row>
          <table:table-cell table:style-name="表格1.A2" office:value-type="string">
            <text:p text:style-name="Table_20_Contents"><text:span text:style-name="Strong_20_Emphasis">.o</text:span></text:p>
          </table:table-cell>
          <table:table-cell table:style-name="表格1.B2" office:value-type="string">
            <text:p text:style-name="Table_20_Contents">对象文件</text:p>
          </table:table-cell>
        </table:table-row>
        <table:table-row>
          <table:table-cell table:style-name="表格1.A2" office:value-type="string">
            <text:p text:style-name="Table_20_Contents"><text:span text:style-name="Strong_20_Emphasis">.s</text:span></text:p>
          </table:table-cell>
          <table:table-cell table:style-name="表格1.B2" office:value-type="string">
            <text:p text:style-name="Table_20_Contents">汇编语言代码</text:p>
          </table:table-cell>
        </table:table-row>
        <table:table-row>
          <table:table-cell table:style-name="表格1.A2" office:value-type="string">
            <text:p text:style-name="Table_20_Contents"><text:span text:style-name="Strong_20_Emphasis">.so</text:span></text:p>
          </table:table-cell>
          <table:table-cell table:style-name="表格1.B2" office:value-type="string">
            <text:p text:style-name="Table_20_Contents">动态库</text:p>
          </table:table-cell>
        </table:table-row>
        <table:table-row>
          <table:table-cell table:style-name="表格1.A2" office:value-type="string">
            <text:p text:style-name="Table_20_Contents"><text:span text:style-name="Strong_20_Emphasis">&lt;none&gt;</text:span></text:p>
          </table:table-cell>
          <table:table-cell table:style-name="表格1.B2" office:value-type="string">
            <text:p text:style-name="Table_20_Contents">标准C++系统头文件</text:p>
          </table:table-cell>
        </table:table-row>
      </table:table>
      <text:h text:style-name="Heading_20_6" text:outline-level="6">从单个源文件生成可执行程序</text:h>
      <text:p text:style-name="Text_20_body">下面是一个保存在文件 helloworld.cpp 中一个简单的 C++ 程序的代码：</text:p>
      <text:p text:style-name="P1"><text:bookmark text:name="p5951"/></text:p>
      <table:table table:name="表格2" table:style-name="表格2">
        <table:table-column table:style-name="表格2.A"/>
        <table:table-column table:style-name="表格2.B"/>
        <table:table-row>
          <table:table-cell table:style-name="表格2.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6">7<text:bookmark text:name="p595code1"/></text:p>
          </table:table-cell>
          <table:table-cell table:style-name="表格2.A1" office:value-type="string">
            <text:p text:style-name="P2">/* helloworld.cpp */</text:p>
            <text:p text:style-name="P3">#include &lt;iostream&gt;</text:p>
            <text:p text:style-name="P4"><text:span text:style-name="T1">int</text:span> main<text:span text:style-name="T3">(</text:span><text:span text:style-name="T1">int</text:span> argc,<text:span text:style-name="T1">char</text:span> <text:span text:style-name="T5">*</text:span>argv<text:span text:style-name="T3">[])</text:span></text:p>
            <text:p text:style-name="P5">{</text:p>
            <text:p text:style-name="Preformatted_20_Text"><text:s text:c="4"/><text:span text:style-name="T13">std</text:span><text:span text:style-name="T8">::</text:span><text:span text:style-name="T9">cout</text:span><text:span text:style-name="T13"> </text:span><text:span text:style-name="T10">&lt;&lt;</text:span><text:span text:style-name="T13"> </text:span><text:span text:style-name="T11">"hello, world</text:span><text:span text:style-name="T12">\n</text:span><text:span text:style-name="T11">"</text:span><text:span text:style-name="T8">;</text:span></text:p>
            <text:p text:style-name="Preformatted_20_Text"><text:s text:c="4"/><text:span text:style-name="T2">return</text:span><text:span text:style-name="T4">(</text:span><text:span text:style-name="T9">0</text:span><text:span text:style-name="T4">)</text:span><text:span text:style-name="T8">;</text:span></text:p>
            <text:p text:style-name="P7">}</text:p>
          </table:table-cell>
        </table:table-row>
      </table:table>
      <text:p text:style-name="Text_20_body">程序使用标准输入流对象cout，向标准输出写入一个简单的字符串。该代码可用以下命令编译为可执行文件：</text:p>
      <text:p text:style-name="P1"><text:bookmark text:name="p5952"/></text:p>
      <table:table table:name="表格3" table:style-name="表格3">
        <table:table-column table:style-name="表格3.A"/>
        <table:table-row>
          <table:table-cell table:style-name="表格3.A1" office:value-type="string">
            <text:p text:style-name="P8"><text:bookmark text:name="p595code2"/>$ <text:span text:style-name="T14">g++</text:span> helloworld.cpp</text:p>
          </table:table-cell>
        </table:table-row>
      </table:table>
      <text:p text:style-name="Text_20_body">编译器 g++ 通过检查命令行中指定的文件的后缀名可识别其为 C++ 源代码文件。编译器默认的动作：编译源代码文件生成对象文件(object file)(又称目标文件)，链接对象文件和 libstdc++ 库中的函数得到可执行程序。然后删除对象文件(又称目标文件)。由于命令行中未指定可执行程序的文件名，编译器采用默认的 a.out。程序可以这样来运行：</text:p>
      <text:p text:style-name="P1"><text:bookmark text:name="p5953"/></text:p>
      <table:table table:name="表格4" table:style-name="表格4">
        <table:table-column table:style-name="表格4.A"/>
        <table:table-column table:style-name="表格4.B"/>
        <table:table-row>
          <table:table-cell table:style-name="表格4.A1" office:value-type="string">
            <text:p text:style-name="Preformatted_20_Text">1</text:p>
            <text:p text:style-name="P6">2<text:bookmark text:name="p595code3"/></text:p>
          </table:table-cell>
          <table:table-cell table:style-name="表格4.A1" office:value-type="string">
            <text:p text:style-name="P4">$ .<text:span text:style-name="T15">/</text:span>a.out</text:p>
            <text:p text:style-name="P8">hello, world</text:p>
          </table:table-cell>
        </table:table-row>
      </table:table>
      <text:p text:style-name="Text_20_body">更普遍的做法是通过 -o 选项指定可执行程序的文件名。下面的命令将产生名为 helloworld 的可执行文件：</text:p>
      <text:p text:style-name="P1"><text:bookmark text:name="p5954"/></text:p>
      <table:table table:name="表格5" table:style-name="表格5">
        <table:table-column table:style-name="表格5.A"/>
        <table:table-row>
          <table:table-cell table:style-name="表格5.A1" office:value-type="string">
            <text:p text:style-name="P8"><text:bookmark text:name="p595code4"/>$ <text:span text:style-name="T14">g++</text:span> helloworld.cpp <text:span text:style-name="T16">-o</text:span> helloworld</text:p>
          </table:table-cell>
        </table:table-row>
      </table:table>
      <text:p text:style-name="Text_20_body">在命令行中输入程序名可使之运行：</text:p>
      <text:p text:style-name="P1"><text:bookmark text:name="p5955"/></text:p>
      <table:table table:name="表格6" table:style-name="表格6">
        <table:table-column table:style-name="表格6.A"/>
        <table:table-column table:style-name="表格6.B"/>
        <table:table-row>
          <table:table-cell table:style-name="表格6.A1" office:value-type="string">
            <text:p text:style-name="Preformatted_20_Text">1</text:p>
            <text:p text:style-name="P6">2<text:bookmark text:name="p595code5"/></text:p>
          </table:table-cell>
          <table:table-cell table:style-name="表格6.A1" office:value-type="string">
            <text:p text:style-name="P4">$ .<text:span text:style-name="T15">/</text:span>helloworld</text:p>
            <text:p text:style-name="P8">hello, world</text:p>
          </table:table-cell>
        </table:table-row>
      </table:table>
      <text:p text:style-name="Text_20_body">程序 g++ 是将 gcc 默认语言设为 C++ 的一个特殊的版本，链接时它自动使用 C++ 标准库而不用 C 标<text:soft-page-break/>准库。通过遵循源码的命名规范并指定对应库的名字，用 gcc 来编译链接 C++ 程序是可行的，如下例所示：</text:p>
      <text:p text:style-name="P1"><text:bookmark text:name="p5956"/></text:p>
      <table:table table:name="表格7" table:style-name="表格7">
        <table:table-column table:style-name="表格7.A"/>
        <table:table-row>
          <table:table-cell table:style-name="表格7.A1" office:value-type="string">
            <text:p text:style-name="P8"><text:bookmark text:name="p595code6"/>$ <text:span text:style-name="T14">gcc</text:span> helloworld.cpp -lstdc++ <text:span text:style-name="T16">-o</text:span> helloworld</text:p>
          </table:table-cell>
        </table:table-row>
      </table:table>
      <text:p text:style-name="Text_20_body">选项 -l (ell) 通过添加前缀 lib 和后缀 .a 将跟随它的名字变换为库的名字 libstdc++.a。而后它在标准库路径中查找该库。gcc 的编译过程和输出文件与 g++ 是完全相同的。</text:p>
      <text:p text:style-name="Text_20_body">在大多数系统中，GCC 安装时会安装一名为 c++ 的程序。如果被安装，它和 g++ 是等同，如下例所示，用法也一致：</text:p>
      <text:p text:style-name="P1"><text:bookmark text:name="p5957"/></text:p>
      <table:table table:name="表格8" table:style-name="表格8">
        <table:table-column table:style-name="表格8.A"/>
        <table:table-row>
          <table:table-cell table:style-name="表格8.A1" office:value-type="string">
            <text:p text:style-name="P8"><text:bookmark text:name="p595code7"/>$ <text:span text:style-name="T14">c++</text:span> helloworld.cpp <text:span text:style-name="T16">-o</text:span> helloworld</text:p>
          </table:table-cell>
        </table:table-row>
      </table:table>
      <text:h text:style-name="Heading_20_6" text:outline-level="6">多个源文件生成可执行程序</text:h>
      <text:p text:style-name="Text_20_body">如果多于一个的源码文件在 g++ 命令中指定，它们都将被编译并被链接成一个单一的可执行文件。下面是一个名为 speak.h 的头文件；它包含一个仅含有一个函数的类的定义：</text:p>
      <text:p text:style-name="P1"><text:bookmark text:name="p5958"/></text:p>
      <table:table table:name="表格9" table:style-name="表格9">
        <table:table-column table:style-name="表格9.A"/>
        <table:table-column table:style-name="表格9.B"/>
        <table:table-row>
          <table:table-cell table:style-name="表格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6">7<text:bookmark text:name="p595code8"/></text:p>
          </table:table-cell>
          <table:table-cell table:style-name="表格9.A1" office:value-type="string">
            <text:p text:style-name="P2">/* speak.h */</text:p>
            <text:p text:style-name="P3">#include &lt;iostream&gt;</text:p>
            <text:p text:style-name="P4"><text:span text:style-name="T1">class</text:span> Speak</text:p>
            <text:p text:style-name="P5">{</text:p>
            <text:p text:style-name="Preformatted_20_Text"><text:s text:c="4"/><text:span text:style-name="T2">public</text:span><text:span text:style-name="T8">:</text:span></text:p>
            <text:p text:style-name="Preformatted_20_Text"><text:s text:c="8"/><text:span text:style-name="T2">void</text:span><text:span text:style-name="T13"> sayHello</text:span><text:span text:style-name="T4">(</text:span><text:span text:style-name="T2">const</text:span><text:span text:style-name="T13"> </text:span><text:span text:style-name="T2">char</text:span><text:span text:style-name="T13"> </text:span><text:span text:style-name="T6">*</text:span><text:span text:style-name="T4">)</text:span><text:span text:style-name="T8">;</text:span></text:p>
            <text:p text:style-name="P8"><text:span text:style-name="T3">}</text:span><text:span text:style-name="T7">;</text:span></text:p>
          </table:table-cell>
        </table:table-row>
      </table:table>
      <text:p text:style-name="Text_20_body">speak.cpp 的内容：包含 sayHello() 函数的函数体：</text:p>
      <text:p text:style-name="P1"><text:bookmark text:name="p5959"/></text:p>
      <table:table table:name="表格10" table:style-name="表格10">
        <table:table-column table:style-name="表格10.A"/>
        <table:table-column table:style-name="表格10.B"/>
        <table:table-row>
          <table:table-cell table:style-name="表格10.A1" office:value-type="string">
            <text:p text:style-name="Preformatted_20_Text">1</text:p>
            <text:p text:style-name="Preformatted_20_Text">2</text:p>
            <text:p text:style-name="Preformatted_20_Text">3</text:p>
            <text:p text:style-name="Preformatted_20_Text">4</text:p>
            <text:p text:style-name="Preformatted_20_Text">5</text:p>
            <text:p text:style-name="P6">6<text:bookmark text:name="p595code9"/></text:p>
          </table:table-cell>
          <table:table-cell table:style-name="表格10.A1" office:value-type="string">
            <text:p text:style-name="P2">/* speak.cpp */</text:p>
            <text:p text:style-name="P3">#include "speak.h"</text:p>
            <text:p text:style-name="P4"><text:span text:style-name="T1">void</text:span> Speak<text:span text:style-name="T7">::</text:span><text:span text:style-name="T17">sayHello</text:span><text:span text:style-name="T3">(</text:span><text:span text:style-name="T1">const</text:span> <text:span text:style-name="T1">char</text:span> <text:span text:style-name="T5">*</text:span>str<text:span text:style-name="T3">)</text:span></text:p>
            <text:p text:style-name="P5">{</text:p>
            <text:p text:style-name="Preformatted_20_Text"><text:s text:c="4"/><text:span text:style-name="T13">std</text:span><text:span text:style-name="T8">::</text:span><text:span text:style-name="T9">cout</text:span><text:span text:style-name="T13"> </text:span><text:span text:style-name="T10">&lt;&lt;</text:span><text:span text:style-name="T13"> </text:span><text:span text:style-name="T11">"Hello "</text:span><text:span text:style-name="T13"> </text:span><text:span text:style-name="T10">&lt;&lt;</text:span><text:span text:style-name="T13"> str </text:span><text:span text:style-name="T10">&lt;&lt;</text:span><text:span text:style-name="T13"> </text:span><text:span text:style-name="T11">"</text:span><text:span text:style-name="T12">\n</text:span><text:span text:style-name="T11">"</text:span><text:span text:style-name="T8">;</text:span></text:p>
            <text:p text:style-name="P7">}</text:p>
          </table:table-cell>
        </table:table-row>
      </table:table>
      <text:p text:style-name="Text_20_body">文件 hellospeak.cpp 内是一个使用 Speak 类的程序：</text:p>
      <text:p text:style-name="P1"><text:bookmark text:name="p59510"/></text:p>
      <table:table table:name="表格11" table:style-name="表格11">
        <table:table-column table:style-name="表格11.A"/>
        <table:table-column table:style-name="表格11.B"/>
        <table:table-row>
          <table:table-cell table:style-name="表格11.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6">8<text:bookmark text:name="p595code10"/></text:p>
          </table:table-cell>
          <table:table-cell table:style-name="表格11.A1" office:value-type="string">
            <text:p text:style-name="P2">/* hellospeak.cpp */</text:p>
            <text:p text:style-name="P3">#include "speak.h"</text:p>
            <text:p text:style-name="P4"><text:span text:style-name="T1">int</text:span> main<text:span text:style-name="T3">(</text:span><text:span text:style-name="T1">int</text:span> argc,<text:span text:style-name="T1">char</text:span> <text:span text:style-name="T5">*</text:span>argv<text:span text:style-name="T3">[])</text:span></text:p>
            <text:p text:style-name="P5">{</text:p>
            <text:p text:style-name="Preformatted_20_Text"><text:s text:c="4"/><text:span text:style-name="T13">Speak speak</text:span><text:span text:style-name="T8">;</text:span></text:p>
            <text:p text:style-name="Preformatted_20_Text"><text:s text:c="4"/><text:span text:style-name="T13">speak.</text:span><text:span text:style-name="T18">sayHello</text:span><text:span text:style-name="T4">(</text:span><text:span text:style-name="T11">"world"</text:span><text:span text:style-name="T4">)</text:span><text:span text:style-name="T8">;</text:span></text:p>
            <text:p text:style-name="Preformatted_20_Text"><text:s text:c="4"/><text:span text:style-name="T2">return</text:span><text:span text:style-name="T4">(</text:span><text:span text:style-name="T9">0</text:span><text:span text:style-name="T4">)</text:span><text:span text:style-name="T8">;</text:span></text:p>
            <text:p text:style-name="P7">}</text:p>
          </table:table-cell>
        </table:table-row>
      </table:table>
      <text:p text:style-name="Text_20_body">下面这条命令将上述两个源码文件编译链接成一个单一的可执行程序：</text:p>
      <text:p text:style-name="P1"><text:bookmark text:name="p59511"/></text:p>
      <table:table table:name="表格12" table:style-name="表格12">
        <table:table-column table:style-name="表格12.A"/>
        <table:table-row>
          <table:table-cell table:style-name="表格12.A1" office:value-type="string">
            <text:p text:style-name="P8"><text:bookmark text:name="p595code11"/>$ <text:span text:style-name="T14">g++</text:span> hellospeak.cpp speak.cpp <text:span text:style-name="T16">-o</text:span> hellospeak</text:p>
          </table:table-cell>
        </table:table-row>
      </table:table>
      <text:p text:style-name="Text_20_body">[tip]<text:line-break/>这里说一下为什么在命令中没有提到“speak.h“该文件（原因是：在“speak.cpp“中包含有”#include”speak.h”“这句代 码，它的意思是搜索系统头文件目录之前将先在当前目录中搜索文件<text:soft-page-break/>“speak.h“。而”speak.h“正在该目录中，不用再在命令中指定了）。<text:line-break/>[/tip]</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 svg:font-family="monospace"/>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Fallback"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Fallback"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Droid Sans Fallback" style:font-family-asian="'Droid Sans Fallback'" style:font-family-generic-asian="system" style:font-pitch-asian="variable" style:font-size-asian="7pt" style:font-weight-asian="bold" style:font-name-complex="Droid Sans Fallback" style:font-family-complex="'Droid Sans Fallback'" style:font-family-generic-complex="system" style:font-pitch-complex="variable" style:font-size-complex="7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20:52:41.266317106</meta:creation-date>
    <dc:date>2016-02-06T20:53:04.980086474</dc:date>
    <meta:editing-duration>P0D</meta:editing-duration>
    <meta:editing-cycles>1</meta:editing-cycles>
    <meta:document-statistic meta:table-count="12" meta:image-count="0" meta:object-count="0" meta:page-count="3" meta:paragraph-count="101" meta:word-count="931" meta:character-count="1817" meta:non-whitespace-character-count="1655"/>
    <meta:generator>LibreOffice/4.2.8.2$Linux_x86 LibreOffice_project/420m0$Build-2</meta:generator>
  </office:meta>
</office:document-meta>
</file>